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f45ee"/>
    </style:style>
    <style:style style:name="P2" style:family="paragraph" style:parent-style-name="Text_20_body">
      <style:text-properties officeooo:paragraph-rsid="000f45ee"/>
    </style:style>
    <style:style style:name="P3" style:family="paragraph" style:parent-style-name="Text_20_body">
      <style:text-properties officeooo:rsid="001231f3" officeooo:paragraph-rsid="001231f3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2">
      <style:text-properties officeooo:rsid="000f45ee" officeooo:paragraph-rsid="000f45ee"/>
    </style:style>
    <style:style style:name="P6" style:family="paragraph" style:parent-style-name="Heading_20_2">
      <style:text-properties officeooo:paragraph-rsid="001231f3"/>
    </style:style>
    <style:style style:name="T1" style:family="text">
      <style:text-properties officeooo:rsid="000fb393"/>
    </style:style>
    <style:style style:name="T2" style:family="text">
      <style:text-properties officeooo:rsid="0011e2a9"/>
    </style:style>
    <style:style style:name="T3" style:family="text">
      <style:text-properties officeooo:rsid="0011e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Regulamento do Hackathon FW 2018</text:h>
      <text:p text:style-name="P2"/>
      <text:h text:style-name="P5" text:outline-level="2">1. Apresentação</text:h>
      <text:p text:style-name="Text_20_body">O Hackat<text:span text:style-name="T1">h</text:span>on FW é um evento promovido pelos cursos de Tecnologia da Informação em parceira com o Núcleo de Inovação Tecnológica do Instituto Federal Farroupilha, Campus Westphalen. <text:span text:style-name="T3">Esta iniciativa tem como</text:span> principal objetivo promover <text:span text:style-name="T1">um ambiente propício ao desenvolvimento da inovação, reunindo alunos e profissionais com capacidade criativa e espírito de colaboração.</text:span></text:p>
      <text:p text:style-name="P4"><text:span text:style-name="T1">Durante o evento,</text:span> <text:span text:style-name="T1">v</text:span>árias equipes participam de uma competição com duração de 24 horas cujo objetivo é construir o protótipo de um software <text:span text:style-name="T1">que se encaixe em</text:span> uma <text:span text:style-name="T1">das áreas temáticas <text:s/></text:span>estratégica para o desenvolvimento regional e nacional. Ao final do evento cada equipe apresenta sua proposta que é avaliada por uma banca externa, formada por <text:span text:style-name="T1">representantes</text:span> da comunidade e/<text:span text:style-name="T1">ou ou</text:span> empresários locais. A<text:span text:style-name="T1">s três</text:span> proposta<text:span text:style-name="T1">s</text:span> melhor avalia<text:span text:style-name="T1">das</text:span> recebe<text:span text:style-name="T1">m</text:span> uma premiação do evento. </text:p>
      <text:p text:style-name="P1"/>
      <text:h text:style-name="Heading_20_2" text:outline-level="2">Inscrições</text:h>
      <text:p text:style-name="P3"/>
      <text:h text:style-name="P6" text:outline-level="2">Alimentação</text:h>
      <text:p text:style-name="P3"/>
      <text:p text:style-name="P3">Premiação</text:p>
      <text:p text:style-name="P3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DejaVu Sans" fo:font-family="'DejaVu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4:35:21.939427278</meta:creation-date>
    <dc:date>2018-08-10T17:23:21.380345015</dc:date>
    <meta:editing-duration>PT5M4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35" meta:character-count="912" meta:non-whitespace-character-count="782"/>
  </office:meta>
</office:document-meta>
</file>